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C2" style:family="table-cell" style:data-style-name="N37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8" style:family="table-cell" style:data-style-name="N10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 style:data-style-name="N37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ru" fo:country="RU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7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WWNum5">
      <style:paragraph-properties fo:margin-top="0.1665in" fo:margin-bottom="0.1665in" style:contextual-spacing="false"/>
      <style:text-properties fo:font-size="12pt" style:font-size-asian="12pt" style:font-size-complex="12pt"/>
    </style:style>
    <style:style style:name="P10" style:family="paragraph" style:parent-style-name="List_20_Paragraph" style:list-style-name="WWNum5">
      <style:paragraph-properties fo:margin-top="0in" fo:margin-bottom="0in" style:contextual-spacing="false" fo:line-height="100%"/>
      <style:text-properties fo:font-size="12pt" style:font-size-asian="12pt" style:font-size-complex="12pt"/>
    </style:style>
    <style:style style:name="P11" style:family="paragraph" style:parent-style-name="List_20_Paragraph" style:list-style-name="WWNum5">
      <style:paragraph-properties fo:margin-top="0in" fo:margin-bottom="0in" style:contextual-spacing="false" fo:line-height="100%"/>
      <style:text-properties fo:font-size="12pt" officeooo:paragraph-rsid="0017927d" style:font-size-asian="12pt" style:font-size-complex="12pt"/>
    </style:style>
    <style:style style:name="P12" style:family="paragraph" style:parent-style-name="List_20_Paragraph" style:list-style-name="WWNum5">
      <style:paragraph-properties fo:margin-top="0in" fo:margin-bottom="0in" style:contextual-spacing="false" fo:line-height="100%"/>
      <style:text-properties fo:font-size="12pt" officeooo:rsid="0017927d" officeooo:paragraph-rsid="0017927d" style:font-size-asian="12pt" style:font-size-complex="12pt"/>
    </style:style>
    <style:style style:name="P13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14" style:family="paragraph" style:parent-style-name="List_20_Paragraph" style:list-style-name="WWNum5">
      <style:paragraph-properties fo:margin-top="0in" fo:margin-bottom="0in" style:contextual-spacing="false" fo:line-height="100%"/>
      <style:text-properties fo:font-size="12pt" fo:language="ru" fo:country="RU" fo:font-weight="normal" officeooo:paragraph-rsid="0017927d" style:font-size-asian="12pt" style:font-weight-asian="normal" style:font-size-complex="12pt" style:font-weight-complex="normal"/>
    </style:style>
    <style:style style:name="P15" style:family="paragraph" style:parent-style-name="List_20_Paragraph" style:list-style-name="WWNum1">
      <style:paragraph-properties fo:margin-top="0in" fo:margin-bottom="0in" style:contextual-spacing="false"/>
      <style:text-properties fo:font-size="12pt" fo:language="en" fo:country="US" style:font-size-asian="12pt" style:font-size-complex="12pt"/>
    </style:style>
    <style:style style:name="P16" style:family="paragraph" style:parent-style-name="List_20_Paragraph" style:list-style-name="WWNum5">
      <style:paragraph-properties fo:margin-top="0in" fo:margin-bottom="0in" style:contextual-spacing="false" fo:line-height="100%"/>
    </style:style>
    <style:style style:name="P17" style:family="paragraph" style:parent-style-name="List_20_Paragraph" style:list-style-name="WWNum1">
      <style:paragraph-properties fo:margin-top="0in" fo:margin-bottom="0in" style:contextual-spacing="false"/>
    </style:style>
    <style:style style:name="P18" style:family="paragraph" style:parent-style-name="List_20_Paragraph" style:list-style-name="WWNum5">
      <style:paragraph-properties fo:margin-top="0in" fo:margin-bottom="0in" style:contextual-spacing="false" fo:line-height="100%"/>
      <style:text-properties officeooo:rsid="0018fd52" officeooo:paragraph-rsid="0018fd52"/>
    </style:style>
    <style:style style:name="P19" style:family="paragraph" style:parent-style-name="List_20_Paragraph" style:list-style-name="WWNum5">
      <style:paragraph-properties fo:margin-top="0in" fo:margin-bottom="0in" style:contextual-spacing="false" fo:line-height="100%" fo:orphans="2" fo:widows="2" style:writing-mode="lr-tb"/>
      <style:text-properties fo:font-size="12pt" style:font-size-asian="12pt" style:font-size-complex="12pt"/>
    </style:style>
    <style:style style:name="P20" style:family="paragraph" style:parent-style-name="List_20_Paragraph" style:list-style-name="WWNum5">
      <style:paragraph-properties fo:margin-left="0.4957in" fo:margin-right="0in" fo:margin-top="0.1665in" fo:margin-bottom="0.1665in" style:contextual-spacing="false" fo:text-indent="-0.248in" style:auto-text-indent="false"/>
      <style:text-properties fo:font-size="12pt" style:font-size-asian="12pt" style:font-size-complex="12pt"/>
    </style:style>
    <style:style style:name="P21" style:family="paragraph" style:parent-style-name="List_20_Paragraph" style:list-style-name="WWNum5">
      <style:paragraph-properties fo:margin-left="0.4957in" fo:margin-right="0in" fo:margin-top="0.1665in" fo:margin-bottom="0.1665in" style:contextual-spacing="false" fo:text-indent="-0.248in" style:auto-text-indent="false"/>
      <style:text-properties fo:font-size="12pt" officeooo:rsid="0018804c" officeooo:paragraph-rsid="0018804c" style:font-size-asian="12pt" style:font-size-complex="12pt"/>
    </style:style>
    <style:style style:name="P22" style:family="paragraph" style:parent-style-name="List_20_Paragraph" style:list-style-name="WWNum5" style:master-page-name="">
      <style:paragraph-properties fo:margin-left="0.5in" fo:margin-right="0in" fo:margin-top="0in" fo:margin-bottom="0in" style:contextual-spacing="false" fo:line-height="100%" fo:orphans="2" fo:widows="2" fo:text-indent="0.25in" style:auto-text-indent="false" style:page-number="auto" style:writing-mode="lr-tb"/>
      <style:text-properties style:use-window-font-color="true" fo:font-size="12pt" style:font-size-asian="12pt" style:font-size-complex="12pt"/>
    </style:style>
    <style:style style:name="P23" style:family="paragraph" style:parent-style-name="List_20_Paragraph" style:list-style-name="WWNum5">
      <style:paragraph-properties fo:margin-left="0.5in" fo:margin-right="0in" fo:margin-top="0in" fo:margin-bottom="0in" style:contextual-spacing="false" fo:line-height="100%" fo:orphans="2" fo:widows="2" fo:text-indent="0.25in" style:auto-text-indent="false" style:writing-mode="lr-tb"/>
      <style:text-properties style:use-window-font-color="true" fo:font-size="12pt" officeooo:rsid="0018804c" officeooo:paragraph-rsid="0018804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style:font-size-complex="12pt"/>
    </style:style>
    <style:style style:name="T7" style:family="text">
      <style:text-properties fo:language="en" fo:country="US"/>
    </style:style>
    <style:style style:name="T8" style:family="text">
      <style:text-properties fo:color="#000000" style:font-size-complex="12pt"/>
    </style:style>
    <style:style style:name="T9" style:family="text">
      <style:text-properties fo:color="#000000" fo:language="en" fo:country="US" style:font-size-complex="12pt"/>
    </style:style>
    <style:style style:name="T10" style:family="text">
      <style:text-properties fo:color="#000000" fo:language="en" fo:country="US" officeooo:rsid="0018804c" style:font-size-complex="12pt"/>
    </style:style>
    <style:style style:name="T11" style:family="text">
      <style:text-properties fo:color="#000000" fo:language="ru" fo:country="RU" style:font-size-complex="12pt"/>
    </style:style>
    <style:style style:name="T12" style:family="text">
      <style:text-properties fo:language="ru" fo:country="RU"/>
    </style:style>
    <style:style style:name="T13" style:family="text">
      <style:text-properties officeooo:rsid="0017927d"/>
    </style:style>
    <style:style style:name="T14" style:family="text">
      <style:text-properties officeooo:rsid="0018804c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лан индивидуального развития инженера тестировщика <text:span text:style-name="T13">Шепелево</text:span>й <text:span text:style-name="T13">Юлии</text:span>.</text:p>
      <text:p text:style-name="P7">Основные рабочие активности и практические навыки до <text:span text:style-name="T13">28</text:span>.<text:span text:style-name="T13">0</text:span>2.201<text:span text:style-name="T13">7</text:span>:</text:p>
      <text:list xml:id="list4128913122190875421" text:style-name="WWNum5">
        <text:list-item>
          <text:p text:style-name="P9">Выполнение работ по тестированию, в рамках проектов компании.</text:p>
          <text:list>
            <text:list-item>
              <text:p text:style-name="P10">Подготовка данных для тестирования</text:p>
            </text:list-item>
            <text:list-item>
              <text:p text:style-name="P16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16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0">Исследование причин падения тестов.</text:p>
            </text:list-item>
          </text:list>
        </text:list-item>
        <text:list-item>
          <text:p text:style-name="P9">Выполнение работ по тест-дизайн</text:p>
          <text:list>
            <text:list-item>
              <text:p text:style-name="P10">Определение и обоснование требуемых данных для тестирования.</text:p>
            </text:list-item>
            <text:list-item>
              <text:p text:style-name="P10">Определение и разработка тестовых сценариев.</text:p>
            </text:list-item>
            <text:list-item>
              <text:p text:style-name="P12">Разработка тест-кейсов на тех проектах, где принято решение разрабатывать и поддерживать тест-кейсы.</text:p>
            </text:list-item>
            <text:list-item>
              <text:p text:style-name="P10">Разработка чек - листов тестирования на тех проектах, где <text:span text:style-name="T13">принято решение разрабатывать и поддерживать чек-листы</text:span>.</text:p>
            </text:list-item>
            <text:list-item>
              <text:p text:style-name="P11">Составление планов тестирования<text:span text:style-name="T7">.</text:span></text:p>
            </text:list-item>
            <text:list-item>
              <text:p text:style-name="P11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4">Поддержание тестовых артефактов в актуальном состоянии.</text:p>
            </text:list-item>
          </text:list>
        </text:list-item>
        <text:list-item>
          <text:p text:style-name="P20">Выполнение задач по автоматизированному тестированию</text:p>
          <text:list>
            <text:list-item>
              <text:p text:style-name="P16"><text:span text:style-name="T1">Написание </text:span><text:span text:style-name="T3">UI </text:span><text:span text:style-name="T1">авто-тестов на основе </text:span><text:span text:style-name="T3">Selenium framework.</text:span></text:p>
            </text:list-item>
            <text:list-item>
              <text:p text:style-name="P10">Запуск, сбор и анализ результатов выполнения авто-тестов.</text:p>
            </text:list-item>
            <text:list-item>
              <text:p text:style-name="P16"><text:span text:style-name="T1">Поддержание </text:span><text:span text:style-name="T5">авто-тестов</text:span><text:span text:style-name="T1"> в актуальном состоянии.</text:span></text:p>
            </text:list-item>
            <text:list-item>
              <text:p text:style-name="P18"><text:span text:style-name="T1">Изучение инструментов по автоматизации тестирования desktop приложений. Выбор инструмента, который мы сможем использовать в наших задачах.</text:span></text:p>
            </text:list-item>
          </text:list>
        </text:list-item>
        <text:list-item>
          <text:p text:style-name="P9">Управление процессом тестирования</text:p>
          <text:list>
            <text:list-item>
              <text:p text:style-name="P10">Создание и распределение задач при выполнении работ по контролю качества на проекте.</text:p>
            </text:list-item>
            <text:list-item>
              <text:p text:style-name="P10">Контроль работ, выполняемых командой тестирования.</text:p>
            </text:list-item>
            <text:list-item>
              <text:p text:style-name="P10">Составление отчетов заказчику и МП по результатам тестирования.</text:p>
            </text:list-item>
          </text:list>
        </text:list-item>
        <text:list-item>
          <text:p text:style-name="P20">Предпроектная работа.</text:p>
          <text:list>
            <text:list-item>
              <text:p text:style-name="P19"><text:s/>Прохождение собеседования с заказчиком.</text:p>
            </text:list-item>
            <text:list-item>
              <text:p text:style-name="P19">Выполнение тестовых заданий.</text:p>
            </text:list-item>
            <text:list-item>
              <text:p text:style-name="P19">Оценка работ по тестированию и контроля качеству.</text:p>
            </text:list-item>
          </text:list>
        </text:list-item>
        <text:list-item>
          <text:p text:style-name="P21"><text:soft-page-break/>Обучение, наставничество, работа по отбору персоналу.</text:p>
          <text:list>
            <text:list-item>
              <text:p text:style-name="P22">Проведение обучающего мероприятия. Организация одного семинара.</text:p>
            </text:list-item>
            <text:list-item>
              <text:p text:style-name="P23">Работа с молодым специалистом.</text:p>
            </text:list-item>
            <text:list-item>
              <text:p text:style-name="P23">Участие в отборе персонала.</text:p>
            </text:list-item>
          </text:list>
        </text:list-item>
      </text:list>
      <text:p text:style-name="P2">Теоретические знания, помимо перечисленных в ДИ-16-2016 и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Знание</text:p>
          </table:table-cell>
          <table:table-cell table:style-name="Table1.A1" office:value-type="string">
            <text:p text:style-name="P5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7">ISTQB</text:span> <text:span text:style-name="T7">foundation</text:span> <text:span text:style-name="T7">level</text:span>.</text:p>
          </table:table-cell>
          <table:table-cell table:style-name="Table1.C2" office:value-type="date" office:date-value="2016-09-30">
            <text:p text:style-name="P4">0<text:span text:style-name="T14">9</text:span>/30/16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3"><text:span text:style-name="T8">Знание основных элементов архитектуры web-приложений. Знание основных типов web-серверов. Знание структуры HTTP протокола.</text:span><text:span text:style-name="T6"> Знание способов у</text:span><text:span text:style-name="T8">правления передачей контента. Знание принципов кэширования и работы кэша. </text:span><text:span text:style-name="T6">Знание основных подходов в тестировании web приложений, desktop приложений и приложений для мобильных платформ. </text:span></text:p>
          </table:table-cell>
          <table:table-cell table:style-name="Table1.C2" office:value-type="date" office:date-value="2016-09-30">
            <text:p text:style-name="P4">0<text:span text:style-name="T14">9</text:span>/30/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C2" office:value-type="date" office:date-value="2016-10-31">
            <text:p text:style-name="P4"><text:span text:style-name="T14">10</text:span>/31/16</text:p>
          </table:table-cell>
        </table:table-row>
        <table:table-row table:style-name="Table1.1">
          <table:table-cell table:style-name="Table1.A4" office:value-type="float" office:value="42494">
            <text:p text:style-name="P3">4.</text:p>
          </table:table-cell>
          <table:table-cell table:style-name="Table1.A1" office:value-type="string">
            <text:p text:style-name="P3"><text:span text:style-name="T11">Знание основных подходов автоматизации тестирования приложений. </text:span><text:span text:style-name="T8">Знание </text:span><text:span text:style-name="T9">Selenium framework. </text:span><text:span text:style-name="T11">Знание </text:span><text:span text:style-name="T9">TestNG </text:span><text:span text:style-name="T11">и </text:span><text:span text:style-name="T9">jUnit </text:span><text:span text:style-name="T10">Java frameworks</text:span></text:p>
          </table:table-cell>
          <table:table-cell table:style-name="Table1.C2" office:value-type="date" office:date-value="2016-12-31">
            <text:p text:style-name="P4"><text:span text:style-name="T14">12</text:span>/31/16</text:p>
          </table:table-cell>
        </table:table-row>
        <table:table-row table:style-name="Table1.1">
          <table:table-cell table:style-name="Table1.A1" office:value-type="string">
            <text:p text:style-name="P3"><text:span text:style-name="T7">5</text:span>. </text:p>
          </table:table-cell>
          <table:table-cell table:style-name="Table1.A1" office:value-type="string">
            <text:p text:style-name="P3">Знание <text:span text:style-name="T7">JAVA</text:span> на уровне достаточном для написания авто-тестов на основе существующих <text:span text:style-name="T7">framework</text:span>’ов (<text:span text:style-name="T7">Selenium</text:span>), написания дополнительных методов в существующей концепции <text:span text:style-name="T7">framework</text:span>’а.</text:p>
          </table:table-cell>
          <table:table-cell table:style-name="Table1.C2" office:value-type="date" office:date-value="2016-12-31">
            <text:p text:style-name="P4"><text:span text:style-name="T14">12</text:span>/31/16</text:p>
          </table:table-cell>
        </table:table-row>
        <table:table-row table:style-name="Table1.1">
          <table:table-cell table:style-name="Table1.A1" office:value-type="string">
            <text:p text:style-name="P3">7.</text:p>
          </table:table-cell>
          <table:table-cell table:style-name="Table1.A1" office:value-type="string">
            <text:p text:style-name="P3"><text:span text:style-name="T8">Знание основных </text:span><text:span text:style-name="T11">методологий разработки ПО и места тестирования в данном процессе.</text:span></text:p>
          </table:table-cell>
          <table:table-cell table:style-name="Table1.A1" office:value-type="string">
            <text:p text:style-name="P3">31.<text:bookmark text:name="_GoBack"/><text:span text:style-name="T12">10</text:span>.16</text:p>
          </table:table-cell>
        </table:table-row>
        <table:table-row table:style-name="Table1.1">
          <table:table-cell table:style-name="Table1.A8" office:value-type="float" office:value="42498">
            <text:p text:style-name="P3">8.</text:p>
          </table:table-cell>
          <table:table-cell table:style-name="Table1.B8" office:value-type="string">
            <text:p text:style-name="P3">Знание методов анализа и тестирования требований. Знание стандартов в области тестирования. Знание метрик тестирования, метрик покрытия тестами. Знание типов дефектов и систем их классификации. </text:p>
          </table:table-cell>
          <table:table-cell table:style-name="Table1.C8" office:value-type="date" office:date-value="2017-02-28">
            <text:p text:style-name="P3"><text:span text:style-name="T14">02</text:span>/<text:span text:style-name="T14">28</text:span>/1<text:span text:style-name="T14">7</text:span>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3642496732952384624" text:style-name="WWNum1">
        <text:list-item>
          <text:p text:style-name="P13">Канер, Фолк. Тестирование программного обеспечения.</text:p>
        </text:list-item>
        <text:list-item>
          <text:p text:style-name="P15">Lee Copeland. Practitioner’s guide to software test design.</text:p>
        </text:list-item>
        <text:list-item>
          <text:p text:style-name="P17"><text:span text:style-name="T1">Стандарты </text:span><text:span text:style-name="T3">ISO-25000, ISO-9241-11, IEEE-829</text:span></text:p>
        </text:list-item>
        <text:list-item>
          <text:p text:style-name="P17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3">Хенрик Книберг и Маттиас Скарин «Канбан и Скрам выжимаем максимум».</text:p>
        </text:list-item>
        <text:list-item>
          <text:p text:style-name="P17"><text:span text:style-name="T1"><text:s/>Крол</text:span><text:span text:style-name="T3">, </text:span><text:span text:style-name="T1">Ратчел</text:span><text:span text:style-name="T3"> «Rational Unified Process - </text:span><text:span text:style-name="T1">это</text:span><text:span text:style-name="T3"> </text:span><text:span text:style-name="T1">легко</text:span><text:span text:style-name="T3">. </text:span><text:span text:style-name="T1">Руководство по RUP для практиков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0</meta:editing-cycles>
    <meta:creation-date>2016-02-08T13:28:00</meta:creation-date>
    <dc:date>2016-08-11T13:21:40.346821550</dc:date>
    <meta:editing-duration>PT1H51M49S</meta:editing-duration>
    <meta:generator>LibreOffice/4.2.8.2$Linux_X86_64 LibreOffice_project/420m0$Build-2</meta:generator>
    <meta:document-statistic meta:table-count="1" meta:image-count="0" meta:object-count="0" meta:page-count="2" meta:paragraph-count="64" meta:word-count="459" meta:character-count="3583" meta:non-whitespace-character-count="3218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